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ed5c6" officeooo:paragraph-rsid="001ed5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maitre envoie le travail aux workers, <text:s/>les informations à calculer (x et y)</text:p>
      <text:p text:style-name="P1"/>
      <text:p text:style-name="P1">les workers renvoie les couleu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1T10:31:41.600426299</dc:date>
    <meta:editing-duration>PT11M2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" meta:word-count="19" meta:character-count="110" meta:non-whitespace-character-count="92"/>
  </office:meta>
</office:document-meta>
</file>